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3000000A2046C951CB1CBD013.png" manifest:media-type="image/png"/>
  <manifest:file-entry manifest:full-path="Pictures/20000007000069D500007A9454F70196064D97A0.wmf" manifest:media-type="image/x-wmf"/>
  <manifest:file-entry manifest:full-path="Pictures/10000000000000C3000000A2DE0C19DAA04B6E9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2pt" fo:language="ca" fo:country="ES" fo:font-weight="bold" officeooo:paragraph-rsid="00e88a3f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2pt" fo:language="ca" fo:country="ES" fo:font-style="italic" fo:font-weight="bold" officeooo:rsid="00e9c92e" officeooo:paragraph-rsid="00e9c92e" style:font-size-asian="12pt" style:language-asian="zxx" style:country-asian="none" style:font-style-asian="italic" style:font-weight-asian="bold" style:font-size-complex="12pt" style:language-complex="ar" style:country-complex="SA" style:font-style-complex="italic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2pt" fo:language="ca" fo:country="ES" fo:font-style="italic" fo:font-weight="bold" officeooo:rsid="00eeefce" officeooo:paragraph-rsid="00eeefce" style:font-size-asian="12pt" style:language-asian="zxx" style:country-asian="none" style:font-style-asian="italic" style:font-weight-asian="bold" style:font-size-complex="12pt" style:language-complex="ar" style:country-complex="SA" style:font-style-complex="italic" style:font-weight-complex="bold"/>
    </style:style>
    <style:style style:name="P17" style:family="paragraph" style:parent-style-name="Text_20_body">
      <style:text-properties fo:font-size="12pt" fo:language="ca" fo:country="ES" fo:font-weight="normal" officeooo:paragraph-rsid="00e88a3f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8" style:family="paragraph" style:parent-style-name="Text_20_body">
      <style:text-properties fo:font-size="12pt" fo:language="ca" fo:country="ES" fo:font-weight="normal" officeooo:rsid="00eb3d50" officeooo:paragraph-rsid="00eb3d50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9" style:family="paragraph" style:parent-style-name="Text_20_body">
      <style:text-properties fo:font-size="12pt" fo:language="ca" fo:country="ES" fo:font-weight="normal" officeooo:paragraph-rsid="00eeefce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1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2" style:family="paragraph" style:parent-style-name="Standard">
      <style:text-properties fo:language="ca" fo:country="ES" fo:background-color="#ffff00" style:language-complex="ar" style:country-complex="SA"/>
    </style:style>
    <style:style style:name="P23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2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5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9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1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2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88a3f" officeooo:paragraph-rsid="00e88a3f" style:font-size-asian="11pt" style:font-weight-asian="bold" style:font-name-complex="Arial" style:font-size-complex="11pt" style:language-complex="ar" style:country-complex="SA" style:font-weight-complex="bold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5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6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7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38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39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0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41" style:family="paragraph" style:parent-style-name="Text_20_body">
      <style:text-properties fo:font-size="12pt" fo:language="ca" fo:country="ES" fo:font-weight="bold" officeooo:rsid="00eb3d50" officeooo:paragraph-rsid="00eb3d50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010a8" style:font-size-asian="8pt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fo:background-color="transparent" loext:char-shading-value="0" style:font-size-asian="8pt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d5d910" style:font-style-asian="normal" style:font-style-complex="normal"/>
    </style:style>
    <style:style style:name="T17" style:family="text">
      <style:text-properties style:font-weight-complex="normal"/>
    </style:style>
    <style:style style:name="T18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style:font-name="Arial Black" fo:font-size="24pt" fo:font-weight="bold" officeooo:rsid="00e824b6" fo:background-color="transparent" loext:char-shading-value="0" style:font-size-asian="24pt" style:font-weight-asian="bold" style:font-size-complex="24pt" style:font-weight-complex="bold"/>
    </style:style>
    <style:style style:name="T21" style:family="text">
      <style:text-properties officeooo:rsid="004fc10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ed0235" style:font-weight-asian="bold" style:font-weight-complex="bold"/>
    </style:style>
    <style:style style:name="T24" style:family="text">
      <style:text-properties fo:font-weight="bold" officeooo:rsid="00eeefce" style:font-weight-asian="bold" style:font-weight-complex="bold"/>
    </style:style>
    <style:style style:name="T25" style:family="text">
      <style:text-properties fo:font-weight="bold" officeooo:rsid="00eb3d50" style:font-weight-asian="bold" style:font-weight-complex="bold"/>
    </style:style>
    <style:style style:name="T26" style:family="text">
      <style:text-properties officeooo:rsid="00f010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9">2251</text:span><text:span text:style-name="T10"> CFG</text:span><text:span text:style-name="T9">S Administració de Sistemes Informàtics</text:span></text:p>
      <text:p text:style-name="P26">2252 CFGS Desenvolupament d'Aplicacions Multiplataforma</text:p>
      <text:h text:style-name="P38" text:outline-level="1"><text:span text:style-name="T13">Mòdul 3</text:span><text:span text:style-name="T12"> – Programació bàsica</text:span></text:h>
      <text:h text:style-name="P40" text:outline-level="1">UF2 – <text:span text:style-name="T17">Programació modular</text:span></text:h>
      <text:p text:style-name="P24"><text:span text:style-name="T19">Document </text:span><text:span text:style-name="T20">Informe de l'activitat dels especialistes </text:span><text:span text:style-name="T18">A</text:span><text:span text:style-name="T20">502</text:span><text:span text:style-name="T8"> </text:span></text:p>
      <text:p text:style-name="P23"/>
      <text:p text:style-name="P29"/>
      <text:p text:style-name="P21"/>
      <text:p text:style-name="P25"/>
      <text:p text:style-name="P31">Forma i dates de lliurament</text:p>
      <text:p text:style-name="P22"/>
      <text:p text:style-name="P34">En cas que hagueu de lliurar diversos fitxers, comprimiu-los tots en un format <text:span text:style-name="T14">ZIP</text:span><text:span text:style-name="T15"> </text:span><text:span text:style-name="T16">incloeu aquest document prèviament omplert en el fitxer comprimit i lliureu-lo a la bústia de de lliuraments abans de la data límit. Intenteu respectar sempre la data recomanada.</text:span></text:p>
      <text:p text:style-name="P33"/>
      <text:p text:style-name="P30"/>
      <text:p text:style-name="P32">Informe<text:bookmark-start text:name="__DdeLink__3243_1392924193"/></text:p>
      <text:h text:style-name="P39" text:outline-level="1"/>
      <text:p text:style-name="P14"><text:bookmark-end text:name="__DdeLink__3243_1392924193"/></text:p>
      <text:p text:style-name="P15">Resum activitat A502</text:p>
      <text:p text:style-name="P14">Es<text:span text:style-name="T21">criu un breu resum intentant explicar el que has aprés de l'activitat A502. Fes incidència sobretot en els aprenentatges específics de la teva especialitat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Documentació tasques individuals A502</text:p>
      <text:p text:style-name="P18"><text:span text:style-name="T22">Enganxa aquí la documentació que hagis de presentar als teus companys, com a resultat de les tasques individuals de l'activitat A502 i que seran necessàries per avançar en el projecte. </text:span><text:span text:style-name="T23">Escriviu per cada document presentat, un</text:span><text:span text:style-name="T24">a</text:span><text:span text:style-name="T23"> introducció indicant què és i perquè és important o bé per a què es farà servir en el projecte.</text:span></text:p>
      <text:p text:style-name="P41"/>
      <text:p text:style-name="P19"><text:span text:style-name="T25">En cas que una part del que hagueu de presentar sigui codi java, </text:span><text:span text:style-name="T24">mantingueu la introducció, però en comptes d'enganxar el codi, poseu-hi només una referencia a la carpeta on es troben.</text:span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010a8" style:font-size-asian="8pt"/>
    </style:style>
    <style:style style:name="MT4" style:family="text">
      <style:text-properties officeooo:rsid="00f010a8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DE0C19DAA04B6E91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</text:span><text:span text:style-name="MT3">502</text:span></text:p>
                  </table:table-cell>
                  <table:table-cell table:style-name="Taula1.A1" office:value-type="string">
                    <text:p text:style-name="MP6">Activitat A-<text:span text:style-name="MT4">5</text:span>0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46C951CB1CBD013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34</meta:editing-cycles>
    <meta:editing-duration>P5DT2H56M13S</meta:editing-duration>
    <dc:date>2015-10-27T13:52:01.429229112</dc:date>
    <meta:document-statistic meta:table-count="2" meta:image-count="3" meta:object-count="0" meta:page-count="1" meta:paragraph-count="30" meta:word-count="236" meta:character-count="1536" meta:non-whitespace-character-count="1325"/>
    <meta:user-defined meta:name="Info 1"/>
    <meta:user-defined meta:name="Info 2"/>
    <meta:user-defined meta:name="Info 3"/>
    <meta:user-defined meta:name="Info 4"/>
  </office:meta>
</office:document-meta>
</file>